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82cm" fo:min-width="2.294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2.548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3.81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>
        <office:forms form:automatic-focus="false" form:apply-design-mode="false"/>
        <draw:custom-shape draw:style-name="gr1" draw:text-style-name="P1" draw:layer="layout" svg:width="2.794cm" svg:height="2.032cm" svg:x="6.096cm" svg:y="11.43cm">
          <text:p text:style-name="P1">Fragen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048cm" svg:height="2.032cm" svg:x="14.732cm" svg:y="11.684cm">
          <text:p text:style-name="P1">Antworten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048cm" svg:height="1.778cm" svg:x="14.732cm" svg:y="15.24cm">
          <text:p text:style-name="P1">Resultat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4.318cm" svg:height="2.794cm" svg:x="6.35cm" svg:y="5.08cm">
          <text:p text:style-name="P1">User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7.258cm" svg:y1="11.287cm" svg:x2="8.059cm" svg:y2="8.083cm" svg:d="M7258 11287l801-3204" svg:viewBox="0 0 802 3205">
          <text:p/>
        </draw:connector>
        <draw:connector draw:style-name="gr5" draw:text-style-name="P2" draw:layer="layout" draw:type="line" svg:x1="10.668cm" svg:y1="6.477cm" svg:x2="15.122cm" svg:y2="11.457cm" draw:start-shape="id1" draw:start-glue-point="1" svg:d="M10668 6477l4454 4980" svg:viewBox="0 0 4455 4981">
          <text:p/>
        </draw:connector>
        <draw:connector draw:style-name="gr5" draw:text-style-name="P2" draw:layer="layout" draw:type="line" svg:x1="16.256cm" svg:y1="13.716cm" svg:x2="16.256cm" svg:y2="15.24cm" draw:start-shape="id2" draw:start-glue-point="2" draw:end-shape="id3" draw:end-glue-point="0" svg:d="M16256 13716v1524" svg:viewBox="0 0 1 1525">
          <text:p/>
        </draw:connector>
        <draw:frame draw:style-name="gr6" draw:text-style-name="P3" draw:layer="layout" svg:width="17.78cm" svg:height="0.962cm" svg:x="5.08cm" svg:y="1.016cm">
          <draw:text-box>
            <text:p>Datamodel ver. 1.175 Final Edition Nature Quest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4T13:27:23.362636746</meta:creation-date>
    <meta:editing-duration>PT4M30S</meta:editing-duration>
    <meta:editing-cycles>2</meta:editing-cycles>
    <meta:generator>LibreOffice/6.0.7.3$Linux_X86_64 LibreOffice_project/00m0$Build-3</meta:generator>
    <dc:title>Impress</dc:title>
    <dc:date>2021-06-24T13:42:14.035251672</dc:date>
    <meta:document-statistic meta:object-count="44"/>
  </office:meta>
</office:document-meta>
</file>